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FieldDefinitionBuilder.setupDefinition( Element widgetElement , AggregateFieldDefinition definition , WidgetDefinitionBuilder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AggregateField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